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985ed" officeooo:paragraph-rsid="0026f3cd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font-style="normal" fo:font-weight="bold" officeooo:rsid="00289530" officeooo:paragraph-rsid="00289530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color="#000000" style:font-name="Liberation Serif" fo:font-size="12pt" fo:font-style="normal" fo:font-weight="bold" officeooo:rsid="001985ed" officeooo:paragraph-rsid="00289530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color="#000000" style:font-name="Liberation Serif" fo:font-size="12pt" fo:font-style="normal" fo:font-weight="bold" officeooo:rsid="001985ed" officeooo:paragraph-rsid="002a78cb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color="#000000" style:font-name="Liberation Serif" fo:font-size="12pt" fo:font-style="normal" fo:font-weight="bold" officeooo:rsid="001985ed" officeooo:paragraph-rsid="002e6239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color="#000000" style:font-name="Liberation Serif" fo:font-size="12pt" fo:font-style="normal" fo:font-weight="bold" officeooo:rsid="001985ed" officeooo:paragraph-rsid="003143db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color="#000000" style:font-name="Liberation Serif" fo:font-size="12pt" fo:font-style="normal" fo:font-weight="bold" officeooo:rsid="002a78cb" officeooo:paragraph-rsid="002a78cb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color="#000000" style:font-name="Liberation Serif" fo:font-size="12pt" fo:font-style="normal" fo:font-weight="bold" officeooo:paragraph-rsid="002a78cb"/>
    </style:style>
    <style:style style:name="P9" style:family="paragraph" style:parent-style-name="Standard">
      <style:text-properties fo:color="#000000" style:font-name="Liberation Serif" fo:font-size="12pt" fo:font-style="normal" fo:font-weight="bold" officeooo:rsid="002e6239" officeooo:paragraph-rsid="002e6239"/>
    </style:style>
    <style:style style:name="P10" style:family="paragraph" style:parent-style-name="Standard">
      <style:text-properties fo:color="#000000" style:font-name="Liberation Serif" fo:font-size="12pt" fo:font-style="normal" fo:font-weight="bold" officeooo:rsid="002e6239" officeooo:paragraph-rsid="003143db"/>
    </style:style>
    <style:style style:name="P11" style:family="paragraph" style:parent-style-name="Standard">
      <style:text-properties officeooo:paragraph-rsid="002e6239"/>
    </style:style>
    <style:style style:name="P12" style:family="paragraph" style:parent-style-name="Standard">
      <style:text-properties fo:font-variant="normal" fo:text-transform="none" fo:color="#333333" style:text-line-through-style="none" style:text-line-through-type="none" style:font-name="Liberation Serif" fo:font-size="12pt" fo:font-style="normal" style:text-underline-style="none" fo:font-weight="normal" officeooo:rsid="002a78cb" officeooo:paragraph-rsid="002a78cb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variant="normal" fo:text-transform="none" fo:color="#333333" style:text-line-through-style="none" style:text-line-through-type="none" style:font-name="Liberation Serif" fo:font-size="12pt" fo:font-style="normal" style:text-underline-style="none" fo:font-weight="normal" officeooo:rsid="00289530" officeooo:paragraph-rsid="00289530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font-variant="normal" fo:text-transform="none" fo:color="#333333" style:text-line-through-style="none" style:text-line-through-type="none" style:font-name="Arial" fo:font-size="11pt" fo:font-style="normal" style:text-underline-style="none" fo:font-weight="normal" officeooo:rsid="002a78cb" officeooo:paragraph-rsid="002a78cb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font-variant="normal" fo:text-transform="none" fo:color="#333333" style:text-line-through-style="none" style:text-line-through-type="none" style:font-name="Arial" fo:font-size="11pt" fo:font-style="normal" style:text-underline-style="none" fo:font-weight="normal" officeooo:rsid="002e6239" officeooo:paragraph-rsid="002e6239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font-variant="normal" fo:text-transform="none" fo:color="#333333" style:text-line-through-style="none" style:text-line-through-type="none" style:font-name="Arial" fo:font-size="11pt" fo:font-style="normal" style:text-underline-style="none" fo:font-weight="normal" officeooo:rsid="002e6239" officeooo:paragraph-rsid="003143db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text-properties style:font-name="Liberation Serif" fo:font-size="12pt" officeooo:rsid="0026ddd8" officeooo:paragraph-rsid="00174b75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26ddd8" officeooo:paragraph-rsid="0017f94a" style:font-size-asian="12pt" style:font-size-complex="12pt"/>
    </style:style>
    <style:style style:name="P19" style:family="paragraph" style:parent-style-name="Text_20_body">
      <style:text-properties style:font-name="Liberation Serif" fo:font-size="12pt" officeooo:paragraph-rsid="00174b75" style:font-size-asian="12pt" style:font-size-complex="12pt"/>
    </style:style>
    <style:style style:name="P20" style:family="paragraph" style:parent-style-name="Text_20_body">
      <style:text-properties style:font-name="Liberation Serif" fo:font-size="12pt" officeooo:paragraph-rsid="0017f94a" style:font-size-asian="12pt" style:font-size-complex="12pt"/>
    </style:style>
    <style:style style:name="P21" style:family="paragraph" style:parent-style-name="Text_20_body">
      <style:text-properties style:font-name="Liberation Serif" fo:font-size="12pt" officeooo:rsid="00183391" officeooo:paragraph-rsid="00183391" style:font-size-asian="12pt" style:font-size-complex="12pt"/>
    </style:style>
    <style:style style:name="P22" style:family="paragraph" style:parent-style-name="Text_20_body">
      <style:text-properties style:font-name="Liberation Serif" fo:font-size="12pt" officeooo:rsid="001985ed" officeooo:paragraph-rsid="001985ed" style:font-size-asian="12pt" style:font-size-complex="12pt"/>
    </style:style>
    <style:style style:name="P23" style:family="paragraph" style:parent-style-name="Text_20_body">
      <style:text-properties style:font-name="Liberation Serif" fo:font-size="12pt" officeooo:rsid="001985ed" officeooo:paragraph-rsid="001affa8" style:font-size-asian="12pt" style:font-size-complex="12pt"/>
    </style:style>
    <style:style style:name="P24" style:family="paragraph" style:parent-style-name="Text_20_body">
      <style:text-properties style:font-name="Liberation Serif" fo:font-size="12pt" officeooo:rsid="001985ed" officeooo:paragraph-rsid="0020d7a3" style:font-size-asian="12pt" style:font-size-complex="12pt"/>
    </style:style>
    <style:style style:name="P25" style:family="paragraph" style:parent-style-name="Text_20_body">
      <style:text-properties style:font-name="Liberation Serif" fo:font-size="12pt" officeooo:rsid="001985ed" officeooo:paragraph-rsid="00242fad" style:font-size-asian="12pt" style:font-size-complex="12pt"/>
    </style:style>
    <style:style style:name="P26" style:family="paragraph" style:parent-style-name="Text_20_body">
      <style:text-properties style:font-name="Liberation Serif" fo:font-size="12pt" officeooo:rsid="001985ed" officeooo:paragraph-rsid="0025de1c" style:font-size-asian="12pt" style:font-size-complex="12pt"/>
    </style:style>
    <style:style style:name="P27" style:family="paragraph" style:parent-style-name="Text_20_body">
      <style:text-properties style:font-name="Liberation Serif" fo:font-size="12pt" officeooo:rsid="001985ed" officeooo:paragraph-rsid="0026e798" style:font-size-asian="12pt" style:font-size-complex="12pt"/>
    </style:style>
    <style:style style:name="P28" style:family="paragraph" style:parent-style-name="Text_20_body">
      <style:text-properties style:font-name="Liberation Serif" fo:font-size="12pt" officeooo:paragraph-rsid="001affa8" style:font-size-asian="12pt" style:font-size-complex="12pt"/>
    </style:style>
    <style:style style:name="P29" style:family="paragraph" style:parent-style-name="Text_20_body">
      <style:text-properties style:font-name="Liberation Serif" fo:font-size="12pt" officeooo:paragraph-rsid="001cf4ae" style:font-size-asian="12pt" style:font-size-complex="12pt"/>
    </style:style>
    <style:style style:name="P30" style:family="paragraph" style:parent-style-name="Text_20_body">
      <style:text-properties style:font-name="Liberation Serif" fo:font-size="12pt" officeooo:rsid="001cf4ae" officeooo:paragraph-rsid="001cf4ae" style:font-size-asian="12pt" style:font-size-complex="12pt"/>
    </style:style>
    <style:style style:name="P31" style:family="paragraph" style:parent-style-name="Text_20_body">
      <style:text-properties style:font-name="Liberation Serif" fo:font-size="12pt" officeooo:paragraph-rsid="00207105" style:font-size-asian="12pt" style:font-size-complex="12pt"/>
    </style:style>
    <style:style style:name="P32" style:family="paragraph" style:parent-style-name="Text_20_body">
      <style:text-properties style:font-name="Liberation Serif" fo:font-size="12pt" officeooo:paragraph-rsid="002024bb" style:font-size-asian="12pt" style:font-size-complex="12pt"/>
    </style:style>
    <style:style style:name="P33" style:family="paragraph" style:parent-style-name="Text_20_body">
      <style:text-properties style:font-name="Liberation Serif" fo:font-size="12pt" officeooo:rsid="00242fad" officeooo:paragraph-rsid="00242fad" style:font-size-asian="12pt" style:font-size-complex="12pt"/>
    </style:style>
    <style:style style:name="P34" style:family="paragraph" style:parent-style-name="Text_20_body">
      <style:text-properties officeooo:paragraph-rsid="001cf4ae"/>
    </style:style>
    <style:style style:name="P35" style:family="paragraph" style:parent-style-name="Text_20_body">
      <style:text-properties fo:color="#000000" style:font-name="Liberation Serif" fo:font-size="12pt" fo:font-style="normal" officeooo:rsid="0020d7a3" officeooo:paragraph-rsid="0020d7a3" style:font-size-asian="12pt" style:font-style-asian="normal" style:font-size-complex="12pt" style:font-style-complex="normal"/>
    </style:style>
    <style:style style:name="P36" style:family="paragraph" style:parent-style-name="Text_20_body">
      <style:text-properties fo:color="#000000" style:font-name="Liberation Serif" fo:font-size="12pt" fo:font-style="normal" officeooo:rsid="0026e798" officeooo:paragraph-rsid="0026e798" style:font-size-asian="12pt" style:font-style-asian="normal" style:font-size-complex="12pt" style:font-style-complex="normal"/>
    </style:style>
    <style:style style:name="P37" style:family="paragraph" style:parent-style-name="Text_20_body">
      <style:text-properties officeooo:paragraph-rsid="00242fad"/>
    </style:style>
    <style:style style:name="P38" style:family="paragraph" style:parent-style-name="Text_20_body">
      <style:text-properties officeooo:paragraph-rsid="00289530"/>
    </style:style>
    <style:style style:name="P39" style:family="paragraph" style:parent-style-name="Text_20_body">
      <style:text-properties officeooo:rsid="00289530" officeooo:paragraph-rsid="00289530"/>
    </style:style>
    <style:style style:name="P40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6ddd8" officeooo:paragraph-rsid="001cf4ae" style:text-blinking="false" fo:background-color="#ffffff" style:font-size-asian="12pt" style:font-size-complex="12pt"/>
    </style:style>
    <style:style style:name="P41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2cb69" officeooo:paragraph-rsid="0020d7a3" style:text-blinking="false" fo:background-color="#ffffff" style:font-size-asian="12pt" style:font-style-asian="normal" style:font-size-complex="12pt" style:font-style-complex="normal"/>
    </style:style>
    <style:style style:name="P42" style:family="paragraph" style:parent-style-name="Text_20_body">
      <style:text-properties fo:font-variant="normal" fo:text-transform="none" fo:color="#333333" style:text-line-through-style="none" style:text-line-through-type="none" style:font-name="Liberation Serif" fo:font-size="12pt" fo:font-style="normal" style:text-underline-style="none" fo:font-weight="normal" officeooo:rsid="00242fad" officeooo:paragraph-rsid="00242fad" style:text-blinking="false" fo:background-color="#ffffff" style:font-size-asian="12pt" style:font-size-complex="12pt"/>
    </style:style>
    <style:style style:name="P43" style:family="paragraph" style:parent-style-name="Text_20_body">
      <style:text-properties fo:font-variant="normal" fo:text-transform="none" fo:color="#333333" style:text-line-through-style="none" style:text-line-through-type="none" style:font-name="Liberation Serif" fo:font-size="12pt" fo:font-style="normal" style:text-underline-style="none" fo:font-weight="normal" officeooo:rsid="0026e798" officeooo:paragraph-rsid="0026e798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>
      <style:text-properties fo:font-variant="normal" fo:text-transform="none" fo:color="#333333" style:text-line-through-style="none" style:text-line-through-type="none" style:font-name="Liberation Serif" fo:font-size="12pt" fo:font-style="normal" style:text-underline-style="none" fo:font-weight="normal" officeooo:rsid="00289530" officeooo:paragraph-rsid="00289530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26ddd8"/>
    </style:style>
    <style:style style:name="T2" style:family="text">
      <style:text-properties officeooo:rsid="00174b75"/>
    </style:style>
    <style:style style:name="T3" style:family="text">
      <style:text-properties fo:font-variant="normal" fo:text-transform="none" fo:color="#333333" style:text-line-through-style="none" style:text-line-through-type="none" style:font-name="Arial" fo:font-size="11pt" fo:font-style="normal" style:text-underline-style="none" fo:font-weight="normal" officeooo:rsid="002e6239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font-name="Arial" fo:font-size="11pt" style:text-underline-style="none" fo:font-weight="normal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333333" style:text-line-through-style="none" style:text-line-through-type="none" style:font-name="Arial" fo:font-size="11pt" style:text-underline-style="none" fo:font-weight="normal" officeooo:rsid="002a78cb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333333" style:text-line-through-style="none" style:text-line-through-type="none" style:font-name="Arial" fo:font-size="11pt" style:text-underline-style="none" fo:font-weight="normal" officeooo:rsid="0032ceeb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333333" style:text-line-through-style="none" style:text-line-through-type="none" style:font-name="Liberation Serif" fo:font-size="12pt" fo:font-style="normal" style:text-underline-style="none" fo:font-weight="normal" officeooo:rsid="00242fad" style:text-blinking="false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333333" style:text-line-through-style="none" style:text-line-through-type="none" style:font-name="Liberation Serif" fo:font-size="12pt" fo:font-style="normal" style:text-underline-style="none" fo:font-weight="normal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333333" style:text-line-through-style="none" style:text-line-through-type="none" style:font-name="Liberation Serif" fo:font-size="12pt" fo:font-style="normal" style:text-underline-style="none" fo:font-weight="normal" officeooo:rsid="00289530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style:font-name="Liberation Serif" fo:font-size="12pt" fo:font-style="normal" style:text-underline-style="none" fo:font-weight="normal" officeooo:rsid="002a78cb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333333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333333" style:text-line-through-style="none" style:text-line-through-type="none" fo:font-style="normal" style:text-underline-style="none" fo:font-weight="normal" officeooo:rsid="0026ddd8" style:text-blinking="false" fo:background-color="#ffffff" loext:char-shading-value="0"/>
    </style:style>
    <style:style style:name="T13" style:family="text">
      <style:text-properties fo:font-variant="normal" fo:text-transform="none" fo:color="#333333" style:text-line-through-style="none" style:text-line-through-type="none" fo:font-style="normal" style:text-underline-style="none" fo:font-weight="normal" officeooo:rsid="001985ed" style:text-blinking="false" fo:background-color="#ffffff" loext:char-shading-value="0"/>
    </style:style>
    <style:style style:name="T14" style:family="text">
      <style:text-properties fo:font-variant="normal" fo:text-transform="none" fo:color="#333333" style:text-line-through-style="none" style:text-line-through-type="none" fo:font-style="normal" style:text-underline-style="none" fo:font-weight="normal" officeooo:rsid="00174b75" style:text-blinking="false" fo:background-color="#ffffff" loext:char-shading-value="0"/>
    </style:style>
    <style:style style:name="T15" style:family="text">
      <style:text-properties fo:font-variant="normal" fo:text-transform="none" fo:color="#333333" style:text-line-through-style="none" style:text-line-through-type="none" fo:font-style="normal" style:text-underline-style="none" fo:font-weight="normal" officeooo:rsid="001affa8" style:text-blinking="false" fo:background-color="#ffffff" loext:char-shading-value="0"/>
    </style:style>
    <style:style style:name="T16" style:family="text">
      <style:text-properties fo:font-variant="normal" fo:text-transform="none" fo:color="#333333" style:text-line-through-style="none" style:text-line-through-type="none" fo:font-style="normal" style:text-underline-style="none" fo:font-weight="normal" officeooo:rsid="001cf4ae" style:text-blinking="false" fo:background-color="#ffffff" loext:char-shading-value="0"/>
    </style:style>
    <style:style style:name="T17" style:family="text">
      <style:text-properties fo:font-variant="normal" fo:text-transform="none" fo:color="#333333" style:text-line-through-style="none" style:text-line-through-type="none" fo:font-style="normal" style:text-underline-style="none" fo:font-weight="normal" officeooo:rsid="00207105" style:text-blinking="false" fo:background-color="#ffffff" loext:char-shading-value="0"/>
    </style:style>
    <style:style style:name="T18" style:family="text">
      <style:text-properties fo:font-variant="normal" fo:text-transform="none" fo:color="#333333" style:text-line-through-style="none" style:text-line-through-type="none" fo:font-style="normal" style:text-underline-style="none" fo:font-weight="normal" officeooo:rsid="002024bb" style:text-blinking="false" fo:background-color="#ffffff" loext:char-shading-value="0"/>
    </style:style>
    <style:style style:name="T19" style:family="text">
      <style:text-properties fo:font-variant="normal" fo:text-transform="none" fo:color="#333333" style:text-line-through-style="none" style:text-line-through-type="none" fo:font-style="normal" style:text-underline-style="none" fo:font-weight="normal" officeooo:rsid="0020d7a3" style:text-blinking="false" fo:background-color="#ffffff" loext:char-shading-value="0"/>
    </style:style>
    <style:style style:name="T20" style:family="text">
      <style:text-properties fo:font-variant="normal" fo:text-transform="none" fo:color="#333333" style:text-line-through-style="none" style:text-line-through-type="none" fo:font-style="normal" style:text-underline-style="none" fo:font-weight="normal" officeooo:rsid="00242fad" style:text-blinking="false" fo:background-color="#ffffff" loext:char-shading-value="0"/>
    </style:style>
    <style:style style:name="T21" style:family="text">
      <style:text-properties fo:font-variant="normal" fo:text-transform="none" fo:color="#333333" style:text-line-through-style="none" style:text-line-through-type="none" fo:font-style="normal" style:text-underline-style="none" fo:font-weight="normal" officeooo:rsid="0025de1c" style:text-blinking="false" fo:background-color="#ffffff" loext:char-shading-value="0"/>
    </style:style>
    <style:style style:name="T22" style:family="text">
      <style:text-properties fo:font-variant="normal" fo:text-transform="none" fo:color="#333333" style:text-line-through-style="none" style:text-line-through-type="none" fo:font-style="normal" style:text-underline-style="none" fo:font-weight="normal" officeooo:rsid="0026e798" style:text-blinking="false" fo:background-color="#ffffff" loext:char-shading-value="0"/>
    </style:style>
    <style:style style:name="T23" style:family="text">
      <style:text-properties fo:font-variant="normal" fo:text-transform="none" fo:color="#333333" style:text-line-through-style="none" style:text-line-through-type="none" fo:font-style="normal" style:text-underline-style="none" fo:font-weight="normal" officeooo:rsid="00289530" style:text-blinking="false" fo:background-color="#ffffff" loext:char-shading-value="0"/>
    </style:style>
    <style:style style:name="T24" style:family="text">
      <style:text-properties fo:font-variant="normal" fo:text-transform="none" fo:color="#333333" style:text-line-through-style="none" style:text-line-through-type="none" style:text-underline-style="none" fo:font-weight="normal" style:text-blinking="false" fo:background-color="#ffffff" loext:char-shading-value="0"/>
    </style:style>
    <style:style style:name="T25" style:family="text">
      <style:text-properties fo:font-variant="normal" fo:text-transform="none" fo:color="#333333" style:text-line-through-style="none" style:text-line-through-type="none" style:text-underline-style="none" fo:font-weight="normal" officeooo:rsid="0022cb69" style:text-blinking="false" fo:background-color="#ffffff" loext:char-shading-value="0"/>
    </style:style>
    <style:style style:name="T26" style:family="text">
      <style:text-properties fo:font-variant="normal" fo:text-transform="none" fo:color="#333333" style:text-line-through-style="none" style:text-line-through-type="none" style:text-underline-style="none" fo:font-weight="normal" officeooo:rsid="0026ddd8" style:text-blinking="false" fo:background-color="#ffffff" loext:char-shading-value="0"/>
    </style:style>
    <style:style style:name="T27" style:family="text">
      <style:text-properties fo:font-variant="normal" fo:text-transform="none" fo:color="#333333" style:text-line-through-style="none" style:text-line-through-type="none" style:text-underline-style="none" fo:font-weight="normal" officeooo:rsid="001affa8" style:text-blinking="false" fo:background-color="#ffffff" loext:char-shading-value="0"/>
    </style:style>
    <style:style style:name="T28" style:family="text">
      <style:text-properties fo:font-variant="normal" fo:text-transform="none" fo:color="#333333" style:text-line-through-style="none" style:text-line-through-type="none" style:text-underline-style="none" fo:font-weight="normal" officeooo:rsid="0025de1c" style:text-blinking="false" fo:background-color="#ffffff" loext:char-shading-value="0"/>
    </style:style>
    <style:style style:name="T29" style:family="text">
      <style:text-properties fo:font-variant="normal" fo:text-transform="none" fo:color="#333333" style:text-line-through-style="none" style:text-line-through-type="none" style:text-underline-style="none" fo:font-weight="normal" officeooo:rsid="00289530" style:text-blinking="false" fo:background-color="#ffffff" loext:char-shading-value="0"/>
    </style:style>
    <style:style style:name="T30" style:family="text">
      <style:text-properties fo:font-variant="normal" fo:text-transform="none" fo:color="#333333" style:text-line-through-style="none" style:text-line-through-type="none" style:text-underline-style="none" fo:font-weight="normal" officeooo:rsid="0029f9ee" style:text-blinking="false" fo:background-color="#ffffff" loext:char-shading-value="0"/>
    </style:style>
    <style:style style:name="T31" style:family="text">
      <style:text-properties fo:font-variant="normal" fo:text-transform="none" fo:color="#333333" style:text-line-through-style="none" style:text-line-through-type="none" style:text-underline-style="none" fo:font-weight="normal" officeooo:rsid="002a78cb" style:text-blinking="false" fo:background-color="#ffffff" loext:char-shading-value="0"/>
    </style:style>
    <style:style style:name="T32" style:family="text">
      <style:text-properties fo:font-variant="normal" fo:text-transform="none" fo:color="#333333" style:text-line-through-style="none" style:text-line-through-type="none" style:text-underline-style="none" fo:font-weight="normal" officeooo:rsid="002a78cb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333333" style:text-line-through-style="none" style:text-line-through-type="none" style:text-underline-style="none" fo:font-weight="normal" officeooo:rsid="002e6239" style:text-blinking="false" fo:background-color="#ffffff" loext:char-shading-value="0"/>
    </style:style>
    <style:style style:name="T34" style:family="text">
      <style:text-properties fo:font-variant="normal" fo:text-transform="none" fo:color="#333333" style:text-line-through-style="none" style:text-line-through-type="none" style:text-underline-style="none" fo:font-weight="normal" officeooo:rsid="003143db" style:text-blinking="false" fo:background-color="#ffffff" loext:char-shading-value="0"/>
    </style:style>
    <style:style style:name="T35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#ffffff" loext:char-shading-value="0"/>
    </style:style>
    <style:style style:name="T36" style:family="text">
      <style:text-properties fo:font-variant="normal" fo:text-transform="none" style:text-line-through-style="none" style:text-line-through-type="none" style:text-underline-style="none" fo:font-weight="normal" officeooo:rsid="0026ddd8" style:text-blinking="false" fo:background-color="#ffffff" loext:char-shading-value="0"/>
    </style:style>
    <style:style style:name="T37" style:family="text">
      <style:text-properties fo:font-variant="normal" fo:text-transform="none" style:text-line-through-style="none" style:text-line-through-type="none" style:text-underline-style="none" fo:font-weight="normal" officeooo:rsid="0022cb69" style:text-blinking="false" fo:background-color="#ffffff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26ddd8" style:text-blinking="false" fo:background-color="#ffffff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26ddd8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officeooo:rsid="0026ddd8" style:text-blinking="false" fo:background-color="#ffffff" loext:char-shading-value="0" style:font-size-asian="12pt" style:font-size-complex="12pt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officeooo:rsid="0026ddd8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6ddd8" style:text-blinking="false" fo:background-color="#ffffff" loext:char-shading-value="0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6ddd8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 style:font-style-asian="normal" style:font-style-complex="normal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7105" style:text-blinking="false" fo:background-color="#ffffff" loext:char-shading-value="0" style:font-style-asian="normal" style:font-style-complex="normal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725e" style:text-blinking="false" fo:background-color="#ffffff" loext:char-shading-value="0" style:font-style-asian="normal" style:font-style-complex="normal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ddd8" style:text-blinking="false" fo:background-color="#ffffff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f4ae" style:text-blinking="false" fo:background-color="#ffffff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24bb" style:text-blinking="false" fo:background-color="#ffffff" loext:char-shading-value="0"/>
    </style:style>
    <style:style style:name="T51" style:family="text">
      <style:text-properties officeooo:rsid="0017f9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">17</text:span>.0<text:span text:style-name="T1">4</text:span>.2018, <text:span text:style-name="T1">23:08</text:span></text:p>
      <text:p text:style-name="P19"><text:span text:style-name="T1">Downloading </text:span><text:bookmark text:name="docs-internal-guid-046ad6a8-d51b-617c-bb54-d6bcf38d7d99"/><text:span text:style-name="T12">assembled</text:span><text:span text:style-name="T2"> genome file</text:span></text:p>
      <text:p text:style-name="P17">-/-, 2<text:span text:style-name="T51">3</text:span>:<text:span text:style-name="T51">13</text:span></text:p>
      <text:p text:style-name="P20"><text:span text:style-name="T1">Downloading </text:span><text:bookmark text:name="docs-internal-guid-046ad6a8-d53d-d6a0-7e6d-945ce424d34d1"/><text:span text:style-name="T12">RepeatMasker </text:span></text:p>
      <text:p text:style-name="P18">-/-, 23:55</text:p>
      <text:p text:style-name="P21"><text:span text:style-name="T12">P</text:span><text:span text:style-name="T11">roblem with intrepreter, thus, we decided to use web application</text:span></text:p>
      <text:p text:style-name="P21"><text:span text:style-name="T12">-/-, 23:5</text:span><text:span text:style-name="T13">7</text:span></text:p>
      <text:p text:style-name="P22"><text:span text:style-name="T12">D</text:span><text:span text:style-name="T11">oing hard masking with web application</text:span></text:p>
      <text:p text:style-name="P23"><text:span text:style-name="T14">1</text:span><text:span text:style-name="T15">8</text:span><text:span text:style-name="T11">.0</text:span><text:span text:style-name="T12">4</text:span><text:span text:style-name="T11">.2018, </text:span><text:span text:style-name="T15">00:</text:span><text:span text:style-name="T12">0</text:span><text:span text:style-name="T15">6</text:span></text:p>
      <text:p text:style-name="P28"><text:span text:style-name="T12">Downloading </text:span><text:bookmark text:name="docs-internal-guid-046ad6a8-d56e-371e-b544-2a0ac0bb317d"/><text:span text:style-name="T12">Augustus </text:span></text:p>
      <text:p text:style-name="P24"><text:span text:style-name="T12">-/-, </text:span><text:span text:style-name="T15">00:</text:span><text:span text:style-name="T16">12</text:span></text:p>
      <text:p text:style-name="P30"><text:span text:style-name="T16">V</text:span><text:span text:style-name="T11">izualizing phylogenetic tree with PhyloT for folowing taxones:</text:span></text:p>
      <text:p text:style-name="P34"><text:span text:style-name="T38">Acyrthosiphon pisum</text:span><text:span text:style-name="T42"><text:line-break/></text:span><text:span text:style-name="T38">Aedes aegypti</text:span><text:span text:style-name="T42"><text:line-break/></text:span><text:span text:style-name="T38">Amphimedon queenslandica</text:span><text:span text:style-name="T42"><text:line-break/></text:span><text:span text:style-name="T38">Ancylostoma ceylanicum</text:span><text:span text:style-name="T42"><text:line-break/></text:span><text:span text:style-name="T38">Apis mellifera</text:span><text:span text:style-name="T42"><text:line-break/></text:span><text:span text:style-name="T38">Bombus terrestris</text:span><text:span text:style-name="T42"><text:line-break/></text:span><text:span text:style-name="T38">Brugia malayi</text:span><text:span text:style-name="T42"><text:line-break/></text:span><text:span text:style-name="T38">Caenorhabditis elegans</text:span><text:span text:style-name="T42"><text:line-break/></text:span><text:span text:style-name="T38">Callorhinchus milii</text:span><text:span text:style-name="T42"><text:line-break/></text:span><text:span text:style-name="T38">Culex pipiens</text:span><text:span text:style-name="T42"><text:line-break/></text:span><text:span text:style-name="T38">Danio rerio</text:span><text:span text:style-name="T43"><text:line-break/></text:span><text:a xlink:type="simple" xlink:href="https://www.google.ru/search?newwindow=1&amp;client=ubuntu&amp;hs=4Lv&amp;channel=fs&amp;dcr=0&amp;q=Drosophila+melanogaster&amp;spell=1&amp;sa=X&amp;ved=0ahUKEwij5e6-nMLaAhXIWSwKHfBWB_8QkeECCCUoAA" text:style-name="Internet_20_link" text:visited-style-name="Visited_20_Internet_20_Link"><text:span text:style-name="T39">Drosophila </text:span></text:a><text:a xlink:type="simple" xlink:href="https://www.google.ru/search?newwindow=1&amp;client=ubuntu&amp;hs=4Lv&amp;channel=fs&amp;dcr=0&amp;q=Drosophila+melanogaster&amp;spell=1&amp;sa=X&amp;ved=0ahUKEwij5e6-nMLaAhXIWSwKHfBWB_8QkeECCCUoAA" text:style-name="Internet_20_link" text:visited-style-name="Visited_20_Internet_20_Link"><text:span text:style-name="T41">melanogaster</text:span></text:a><text:span text:style-name="T42"><text:line-break/></text:span><text:span text:style-name="T38">Gallus gallus</text:span><text:span text:style-name="T42"><text:line-break/></text:span><text:span text:style-name="T38">Heliconius melpomene</text:span><text:span text:style-name="T42"><text:line-break/></text:span><text:span text:style-name="T38">Homo sapiens</text:span><text:span text:style-name="T42"><text:line-break/></text:span><text:span text:style-name="T38">Nasonia vitripennis</text:span><text:span text:style-name="T42"><text:line-break/></text:span><text:span text:style-name="T38">Petromyzon marinus</text:span><text:span text:style-name="T42"><text:line-break/></text:span><text:span text:style-name="T38">Rhodnius prolixus</text:span><text:span text:style-name="T42"><text:line-break/></text:span><text:span text:style-name="T38">Schistosoma mansoni</text:span><text:span text:style-name="T42"><text:line-break/></text:span><text:span text:style-name="T38">Tribolium castaneum</text:span><text:span text:style-name="T42"><text:line-break/></text:span><text:span text:style-name="T38">Trichinella spiralis</text:span><text:span text:style-name="T42"><text:line-break/></text:span><text:a xlink:type="simple" xlink:href="https://www.google.ru/search?newwindow=1&amp;client=ubuntu&amp;hs=pMv&amp;channel=fs&amp;dcr=0&amp;q=Xiphophorus+maculatus&amp;spell=1&amp;sa=X&amp;ved=0ahUKEwimhLXVnMLaAhVHfywKHYTaAWcQkeECCCUoAA" text:style-name="Internet_20_link" text:visited-style-name="Visited_20_Internet_20_Link">X</text:a><text:span text:style-name="T40">iphophorus</text:span><text:span text:style-name="T38"> maculatu</text:span><text:bookmark text:name="docs-internal-guid-046ad6a8-d573-ba20-edfc-a53340cb7d0d"/><text:span text:style-name="T38">s</text:span></text:p>
      <text:p text:style-name="P40">Ramazzottius varieornatus</text:p>
      <text:p text:style-name="P29"><text:span text:style-name="T48">F</text:span><text:span text:style-name="T49">or bald font words we can see mistapes in original </text:span><text:span text:style-name="T44">AUGUSTUS</text:span><text:span text:style-name="T49"> </text:span><text:span text:style-name="T50">front page </text:span></text:p>
      <text:p text:style-name="P32"><text:span text:style-name="T50">We decided to use </text:span><text:span text:style-name="T44">Rhodnius prolixus</text:span><text:span text:style-name="T50"> as a reference</text:span></text:p>
      <text:p text:style-name="P24"><text:soft-page-break/><text:span text:style-name="T12">-/-, </text:span><text:span text:style-name="T15">00:</text:span><text:span text:style-name="T17">20</text:span></text:p>
      <text:p text:style-name="P31"><text:span text:style-name="T18">D</text:span><text:span text:style-name="T17">ownloa</text:span><text:span text:style-name="T46">ding R.varieornatus </text:span><text:span text:style-name="T45">EST</text:span><text:span text:style-name="T46"> <text:s/>files for further model training </text:span><text:span text:style-name="T47">and reannotating</text:span></text:p>
      <text:p text:style-name="P24"><text:span text:style-name="T12">-/-, </text:span><text:span text:style-name="T15">00:</text:span><text:span text:style-name="T19">38</text:span></text:p>
      <text:p text:style-name="P35"><text:span text:style-name="T36">W</text:span><text:span text:style-name="T35">eb-application works too long, thus, we downloaded annotated file</text:span></text:p>
      <text:p text:style-name="P24"><text:span text:style-name="T12">-/-, </text:span><text:span text:style-name="T15">00:</text:span><text:span text:style-name="T19">41</text:span></text:p>
      <text:p text:style-name="P35"><text:span text:style-name="T35">Using perl-script for extracting </text:span><text:span text:style-name="T37">proteins:</text:span></text:p>
      <text:p text:style-name="P41">./getAnnoFasta.pl —seqfile=GCA_001949185.1_Rvar_4.0_genomic.fna augustus.whole.gff.txt</text:p>
      <text:p text:style-name="P25"><text:span text:style-name="T12">-/-, </text:span><text:span text:style-name="T15">00:</text:span><text:span text:style-name="T19">4</text:span><text:span text:style-name="T20">7</text:span></text:p>
      <text:p text:style-name="P33"><text:span text:style-name="T20">C</text:span><text:span text:style-name="T11">ounting </text:span><text:span text:style-name="T21">unique proteins:</text:span></text:p>
      <text:p text:style-name="P42">cat augustus.whole.txt.aa | grep '&gt;' | wc -l</text:p>
      <text:p text:style-name="P37"><text:span text:style-name="T7">Result - </text:span><text:span text:style-name="T11">16435</text:span></text:p>
      <text:p text:style-name="P26"><text:span text:style-name="T12">-/-, </text:span><text:span text:style-name="T15">0</text:span><text:span text:style-name="T21">1</text:span><text:span text:style-name="T15">:</text:span><text:span text:style-name="T22">06</text:span></text:p>
      <text:p text:style-name="P36"><text:span text:style-name="T25">W</text:span><text:span text:style-name="T24">riting python script for narrowing proteins (choosing proteins, starting with metionine). However, it did not narrowed protein abundance.</text:span></text:p>
      <text:p text:style-name="P27"><text:span text:style-name="T12">-/-, </text:span><text:span text:style-name="T15">0</text:span><text:span text:style-name="T21">1</text:span><text:span text:style-name="T15">:</text:span><text:span text:style-name="T22">0</text:span><text:span text:style-name="T20">7</text:span></text:p>
      <text:p text:style-name="P43">Downloading list of peptides </text:p>
      <text:p text:style-name="P1"><text:span text:style-name="T12">-/-, </text:span><text:span text:style-name="T15">0</text:span><text:span text:style-name="T21">1</text:span><text:span text:style-name="T15">:</text:span><text:span text:style-name="T23">11</text:span></text:p>
      <text:p text:style-name="P44">Making blast database for extracted proteins:</text:p>
      <text:p text:style-name="P44">/makeblastdb -in ../../narrowed.fa -dbtype prot -out Ramazzottius_varieornatus</text:p>
      <text:p text:style-name="P3"><text:span text:style-name="T26">-/-, </text:span><text:span text:style-name="T27">0</text:span><text:span text:style-name="T28">1</text:span><text:span text:style-name="T27">:</text:span><text:span text:style-name="T29">17</text:span></text:p>
      <text:p text:style-name="P2"><text:span text:style-name="T29">B</text:span><text:span text:style-name="T24">lasting peptides on our local database:</text:span></text:p>
      <text:p text:style-name="P44">./blastp -db Ramazzottius_varieornatus -query ../../peptides.fa.txt -out ../../blares.fasta</text:p>
      <text:p text:style-name="P39"><text:span text:style-name="T9">G</text:span><text:span text:style-name="T8">enerating a list of desirable proteins names:</text:span></text:p>
      <text:p text:style-name="P38">cat ../../blares.fasta | grep '&gt;' &gt; ../../candidates.txt</text:p>
      <text:p text:style-name="P3"><text:span text:style-name="T26">-/-, </text:span><text:span text:style-name="T27">0</text:span><text:span text:style-name="T28">1</text:span><text:span text:style-name="T27">:</text:span><text:span text:style-name="T29">23</text:span></text:p>
      <text:p text:style-name="P7"><text:span text:style-name="T29">C</text:span><text:span text:style-name="T24">heking unique id:</text:span></text:p>
      <text:p text:style-name="P12">cat candidates.txt | sort | uniq | wc -l</text:p>
      <text:p text:style-name="P12">Output is 32</text:p>
      <text:p text:style-name="P2"><text:span text:style-name="T29">W</text:span><text:span text:style-name="T24">riting python script for extracting desirable proteins according to candidates.txt </text:span><text:span text:style-name="T30">content</text:span></text:p>
      <text:p text:style-name="P13"/>
      <text:p text:style-name="P4"><text:span text:style-name="T26">-/-, </text:span><text:span text:style-name="T27">0</text:span><text:span text:style-name="T28">1</text:span><text:span text:style-name="T27">:</text:span><text:span text:style-name="T31">42</text:span></text:p>
      <text:p text:style-name="P8"><text:span text:style-name="T32">Launching </text:span><text:bookmark text:name="docs-internal-guid-046ad6a8-d5c7-b4dc-c58c-0720297495f4"/><text:span text:style-name="T5">WoLF PSORT</text:span></text:p>
      <text:p text:style-name="P14">Saving <text:s/>WoLF results</text:p>
      <text:p text:style-name="P14"/>
      <text:p text:style-name="P5"><text:span text:style-name="T26">-/-, </text:span><text:span text:style-name="T27">0</text:span><text:span text:style-name="T33">2</text:span><text:span text:style-name="T27">:</text:span><text:span text:style-name="T31">42</text:span></text:p>
      <text:p text:style-name="P11"><text:span text:style-name="T10">Launching </text:span><text:span text:style-name="T5">TargetP 1.1 Server</text:span></text:p>
      <text:p text:style-name="P11"><text:span text:style-name="T3">Error </text:span><text:span text:style-name="T4">Your site 188x187x9x149.dynamic.spb.ertelecom.ru (%.ertelecom.ru) has been banned</text:span></text:p>
      <text:p text:style-name="P15"/>
      <text:p text:style-name="P5"><text:soft-page-break/><text:span text:style-name="T26">-/-, </text:span><text:span text:style-name="T27">0</text:span><text:span text:style-name="T33">2</text:span><text:span text:style-name="T27">:</text:span><text:span text:style-name="T33">57</text:span></text:p>
      <text:p text:style-name="P9"><text:span text:style-name="T5">E</text:span><text:span text:style-name="T4">xecuting BLAST search</text:span></text:p>
      <text:p text:style-name="P15"/>
      <text:p text:style-name="P6"><text:span text:style-name="T26">-/-, </text:span><text:span text:style-name="T27">0</text:span><text:span text:style-name="T34">3</text:span><text:span text:style-name="T27">:</text:span><text:span text:style-name="T34">19</text:span></text:p>
      <text:p text:style-name="P10"><text:span text:style-name="T5">E</text:span><text:span text:style-name="T4">xecuting </text:span><text:span text:style-name="T6">hmmscan search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2:33:31.279494936</meta:creation-date>
    <meta:generator>LibreOffice/5.1.6.2$Linux_X86_64 LibreOffice_project/10m0$Build-2</meta:generator>
    <dc:date>2018-04-18T03:35:56.255120006</dc:date>
    <meta:editing-duration>PT57M19S</meta:editing-duration>
    <meta:editing-cycles>15</meta:editing-cycles>
    <meta:document-statistic meta:table-count="0" meta:image-count="0" meta:object-count="0" meta:page-count="3" meta:paragraph-count="54" meta:word-count="291" meta:character-count="2249" meta:non-whitespace-character-count="2006"/>
  </office:meta>
</office:document-meta>
</file>